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DC000001F4533922A8.png"/>
  <manifest:file-entry manifest:media-type="image/png" manifest:full-path="Pictures/10000201000004A2000005D89B10D02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x="-2cm" svg:y="24.515cm" svg:width="21.001cm" svg:height="3.186cm" draw:z-index="0"><draw:image xlink:href="Pictures/10000201000005DC000001F4533922A8.png" xlink:type="simple" xlink:show="embed" xlink:actuate="onLoad"/></draw:frame><draw:frame draw:style-name="fr2" draw:name="graphics1" text:anchor-type="paragraph" svg:x="-3.24cm" svg:y="-2cm" svg:width="21.001cm" svg:height="26.517cm" draw:z-index="1"><draw:image xlink:href="Pictures/10000201000004A2000005D89B10D0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19T16:36:55.11</meta:creation-date>
    <dc:date>2017-07-26T16:26:16.16</dc:date>
    <meta:editing-duration>PT4M5S</meta:editing-duration>
    <meta:editing-cycles>2</meta:editing-cycles>
    <meta:generator>OpenOffice/4.1.3$Win32 OpenOffice.org_project/413m1$Build-9783</meta:generator>
    <meta:document-statistic meta:table-count="0" meta:image-count="2" meta:object-count="0" meta:page-count="1" meta:paragraph-count="0" meta:word-count="0" meta:character-count="0"/>
  </office:meta>
</office:document-meta>
</file>